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2463301</text:p>
          </table:table-cell>
          <table:table-cell office:value-type="string" calcext:value-type="string">
            <text:p>2023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2388" calcext:value-type="float">
            <text:p>23.42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63301</text:p>
          </table:table-cell>
          <table:table-cell office:value-type="string" calcext:value-type="string">
            <text:p>2022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48976" calcext:value-type="float">
            <text:p>23.04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63301</text:p>
          </table:table-cell>
          <table:table-cell office:value-type="string" calcext:value-type="string">
            <text:p>2021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17912" calcext:value-type="float">
            <text:p>22.91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63301</text:p>
          </table:table-cell>
          <table:table-cell office:value-type="string" calcext:value-type="string">
            <text:p>2019-1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01632" calcext:value-type="float">
            <text:p>22.201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63301</text:p>
          </table:table-cell>
          <table:table-cell office:value-type="string" calcext:value-type="string">
            <text:p>2018-1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18752" calcext:value-type="float">
            <text:p>22.01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63301</text:p>
          </table:table-cell>
          <table:table-cell office:value-type="string" calcext:value-type="string">
            <text:p>2018-0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72576" calcext:value-type="float">
            <text:p>21.372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63301</text:p>
          </table:table-cell>
          <table:table-cell office:value-type="string" calcext:value-type="string">
            <text:p>2017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34248" calcext:value-type="float">
            <text:p>21.034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63301</text:p>
          </table:table-cell>
          <table:table-cell office:value-type="string" calcext:value-type="string">
            <text:p>2015-1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65056" calcext:value-type="float">
            <text:p>22.165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63301</text:p>
          </table:table-cell>
          <table:table-cell office:value-type="string" calcext:value-type="string">
            <text:p>2014-1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2064" calcext:value-type="float">
            <text:p>23.37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63301</text:p>
          </table:table-cell>
          <table:table-cell office:value-type="string" calcext:value-type="string">
            <text:p>2013-1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0864" calcext:value-type="float">
            <text:p>23.4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63301</text:p>
          </table:table-cell>
          <table:table-cell office:value-type="string" calcext:value-type="string">
            <text:p>2013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314" calcext:value-type="float">
            <text:p>22.63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63301</text:p>
          </table:table-cell>
          <table:table-cell office:value-type="string" calcext:value-type="string">
            <text:p>2012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17584" calcext:value-type="float">
            <text:p>21.81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63301</text:p>
          </table:table-cell>
          <table:table-cell office:value-type="string" calcext:value-type="string">
            <text:p>2010-12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39888" calcext:value-type="float">
            <text:p>20.43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63301</text:p>
          </table:table-cell>
          <table:table-cell office:value-type="string" calcext:value-type="string">
            <text:p>2010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8088" calcext:value-type="float">
            <text:p>22.28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63301</text:p>
          </table:table-cell>
          <table:table-cell office:value-type="string" calcext:value-type="string">
            <text:p>2009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4456" calcext:value-type="float">
            <text:p>21.24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63301</text:p>
          </table:table-cell>
          <table:table-cell office:value-type="string" calcext:value-type="string">
            <text:p>2008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312" calcext:value-type="float">
            <text:p>21.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63301</text:p>
          </table:table-cell>
          <table:table-cell office:value-type="string" calcext:value-type="string">
            <text:p>2007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984" calcext:value-type="float">
            <text:p>21.5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63301</text:p>
          </table:table-cell>
          <table:table-cell office:value-type="string" calcext:value-type="string">
            <text:p>2006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6" calcext:value-type="float">
            <text:p>21.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63301</text:p>
          </table:table-cell>
          <table:table-cell office:value-type="string" calcext:value-type="string">
            <text:p>2005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4372" calcext:value-type="float">
            <text:p>22.14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63301</text:p>
          </table:table-cell>
          <table:table-cell office:value-type="string" calcext:value-type="string">
            <text:p>2004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71736" calcext:value-type="float">
            <text:p>22.271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63301</text:p>
          </table:table-cell>
          <table:table-cell office:value-type="string" calcext:value-type="string">
            <text:p>2002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0844" calcext:value-type="float">
            <text:p>21.80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63301</text:p>
          </table:table-cell>
          <table:table-cell office:value-type="string" calcext:value-type="string">
            <text:p>2002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074" calcext:value-type="float">
            <text:p>21.10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63301</text:p>
          </table:table-cell>
          <table:table-cell office:value-type="string" calcext:value-type="string">
            <text:p>2001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7108" calcext:value-type="float">
            <text:p>20.07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63301</text:p>
          </table:table-cell>
          <table:table-cell office:value-type="string" calcext:value-type="string">
            <text:p>2000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2808" calcext:value-type="float">
            <text:p>18.92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63301</text:p>
          </table:table-cell>
          <table:table-cell office:value-type="string" calcext:value-type="string">
            <text:p>1999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5064" calcext:value-type="float">
            <text:p>16.5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63301</text:p>
          </table:table-cell>
          <table:table-cell office:value-type="string" calcext:value-type="string">
            <text:p>1998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128" calcext:value-type="float">
            <text:p>14.0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63301</text:p>
          </table:table-cell>
          <table:table-cell office:value-type="string" calcext:value-type="string">
            <text:p>1997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26" calcext:value-type="float">
            <text:p>13.18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63301</text:p>
          </table:table-cell>
          <table:table-cell office:value-type="string" calcext:value-type="string">
            <text:p>1996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632" calcext:value-type="float">
            <text:p>12.4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63301</text:p>
          </table:table-cell>
          <table:table-cell office:value-type="string" calcext:value-type="string">
            <text:p>1994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336" calcext:value-type="float">
            <text:p>11.6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63301</text:p>
          </table:table-cell>
          <table:table-cell office:value-type="string" calcext:value-type="string">
            <text:p>1994-0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42" calcext:value-type="float">
            <text:p>10.74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63301</text:p>
          </table:table-cell>
          <table:table-cell office:value-type="string" calcext:value-type="string">
            <text:p>1993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1016" calcext:value-type="float">
            <text:p>8.89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63301</text:p>
          </table:table-cell>
          <table:table-cell office:value-type="string" calcext:value-type="string">
            <text:p>1992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7248" calcext:value-type="float">
            <text:p>6.937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63301</text:p>
          </table:table-cell>
          <table:table-cell office:value-type="string" calcext:value-type="string">
            <text:p>1991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3936" calcext:value-type="float">
            <text:p>9.39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63301</text:p>
          </table:table-cell>
          <table:table-cell office:value-type="string" calcext:value-type="string">
            <text:p>1990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63301</text:p>
          </table:table-cell>
          <table:table-cell office:value-type="string" calcext:value-type="string">
            <text:p>1989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5472" calcext:value-type="float">
            <text:p>7.205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63301</text:p>
          </table:table-cell>
          <table:table-cell office:value-type="string" calcext:value-type="string">
            <text:p>1988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63301</text:p>
          </table:table-cell>
          <table:table-cell office:value-type="string" calcext:value-type="string">
            <text:p>1987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4232" calcext:value-type="float">
            <text:p>12.52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63301</text:p>
          </table:table-cell>
          <table:table-cell office:value-type="string" calcext:value-type="string">
            <text:p>1984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1896" calcext:value-type="float">
            <text:p>12.12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63301</text:p>
          </table:table-cell>
          <table:table-cell office:value-type="string" calcext:value-type="string">
            <text:p>1981-06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728" calcext:value-type="float">
            <text:p>12.5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63301</text:p>
          </table:table-cell>
          <table:table-cell office:value-type="string" calcext:value-type="string">
            <text:p>1979-1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2688" calcext:value-type="float">
            <text:p>12.36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63301</text:p>
          </table:table-cell>
          <table:table-cell office:value-type="string" calcext:value-type="string">
            <text:p>1979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2" calcext:value-type="float">
            <text:p>12.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63301</text:p>
          </table:table-cell>
          <table:table-cell office:value-type="string" calcext:value-type="string">
            <text:p>1978-03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868" calcext:value-type="float">
            <text:p>12.29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63301</text:p>
          </table:table-cell>
          <table:table-cell office:value-type="string" calcext:value-type="string">
            <text:p>1977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336" calcext:value-type="float">
            <text:p>11.6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63301</text:p>
          </table:table-cell>
          <table:table-cell office:value-type="string" calcext:value-type="string">
            <text:p>1976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8848" calcext:value-type="float">
            <text:p>12.11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63301</text:p>
          </table:table-cell>
          <table:table-cell office:value-type="string" calcext:value-type="string">
            <text:p>1975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4312" calcext:value-type="float">
            <text:p>13.16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63301</text:p>
          </table:table-cell>
          <table:table-cell office:value-type="string" calcext:value-type="string">
            <text:p>1974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312" calcext:value-type="float">
            <text:p>13.5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63301</text:p>
          </table:table-cell>
          <table:table-cell office:value-type="string" calcext:value-type="string">
            <text:p>1973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0488" calcext:value-type="float">
            <text:p>13.810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63301</text:p>
          </table:table-cell>
          <table:table-cell office:value-type="string" calcext:value-type="string">
            <text:p>1972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536" calcext:value-type="float">
            <text:p>16.21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63301</text:p>
          </table:table-cell>
          <table:table-cell office:value-type="string" calcext:value-type="string">
            <text:p>1970-1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8872" calcext:value-type="float">
            <text:p>15.35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63301</text:p>
          </table:table-cell>
          <table:table-cell office:value-type="string" calcext:value-type="string">
            <text:p>1969-1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00576" calcext:value-type="float">
            <text:p>16.80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63301</text:p>
          </table:table-cell>
          <table:table-cell office:value-type="string" calcext:value-type="string">
            <text:p>1969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0904" calcext:value-type="float">
            <text:p>17.90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63301</text:p>
          </table:table-cell>
          <table:table-cell office:value-type="string" calcext:value-type="string">
            <text:p>1968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9216" calcext:value-type="float">
            <text:p>21.0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63301</text:p>
          </table:table-cell>
          <table:table-cell office:value-type="string" calcext:value-type="string">
            <text:p>1967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79512" calcext:value-type="float">
            <text:p>20.47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63301</text:p>
          </table:table-cell>
          <table:table-cell office:value-type="string" calcext:value-type="string">
            <text:p>1966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89368" calcext:value-type="float">
            <text:p>20.08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63301</text:p>
          </table:table-cell>
          <table:table-cell office:value-type="string" calcext:value-type="string">
            <text:p>1965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2912" calcext:value-type="float">
            <text:p>19.62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63301</text:p>
          </table:table-cell>
          <table:table-cell office:value-type="string" calcext:value-type="string">
            <text:p>1964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632" calcext:value-type="float">
            <text:p>16.27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63301</text:p>
          </table:table-cell>
          <table:table-cell office:value-type="string" calcext:value-type="string">
            <text:p>1963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964" calcext:value-type="float">
            <text:p>16.16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63301</text:p>
          </table:table-cell>
          <table:table-cell office:value-type="string" calcext:value-type="string">
            <text:p>1962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41624" calcext:value-type="float">
            <text:p>16.04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63301</text:p>
          </table:table-cell>
          <table:table-cell office:value-type="string" calcext:value-type="string">
            <text:p>1961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68" calcext:value-type="float">
            <text:p>16.3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63301</text:p>
          </table:table-cell>
          <table:table-cell office:value-type="string" calcext:value-type="string">
            <text:p>1960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63544" calcext:value-type="float">
            <text:p>16.16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63301</text:p>
          </table:table-cell>
          <table:table-cell office:value-type="string" calcext:value-type="string">
            <text:p>1959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32" calcext:value-type="float">
            <text:p>17.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63301</text:p>
          </table:table-cell>
          <table:table-cell office:value-type="string" calcext:value-type="string">
            <text:p>1957-0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35856" calcext:value-type="float">
            <text:p>17.135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1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346" meta:object-count="0"/>
    <meta:user-defined meta:name="AppVersion">3.0</meta:user-defined>
  </office:meta>
</office:document-meta>
</file>